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e89b5" officeooo:paragraph-rsid="000e89b5" style:font-size-asian="22pt" style:font-size-complex="22pt"/>
    </style:style>
    <style:style style:name="P2" style:family="paragraph" style:parent-style-name="Standard">
      <style:text-properties fo:font-size="22pt" officeooo:rsid="000e89b5" officeooo:paragraph-rsid="00100019" style:font-size-asian="22pt" style:font-size-complex="22pt"/>
    </style:style>
    <style:style style:name="P3" style:family="paragraph" style:parent-style-name="Standard">
      <style:text-properties fo:font-size="18pt" officeooo:rsid="00100019" officeooo:paragraph-rsid="00100019" style:font-size-asian="15.75pt" style:font-size-complex="18pt"/>
    </style:style>
    <style:style style:name="P4" style:family="paragraph" style:parent-style-name="Standard">
      <style:text-properties fo:font-size="36pt" fo:font-weight="bold" officeooo:rsid="000e89b5" officeooo:paragraph-rsid="00100019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16pt" fo:font-weight="bold" officeooo:rsid="000e89b5" officeooo:paragraph-rsid="00100019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ce181e" fo:font-size="14pt" fo:font-weight="normal" officeooo:rsid="000e89b5" officeooo:paragraph-rsid="00100019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ce181e" fo:font-size="14pt" fo:font-weight="normal" officeooo:rsid="000e89b5" officeooo:paragraph-rsid="000e89b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e89b5" officeooo:paragraph-rsid="00100019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e89b5" officeooo:paragraph-rsid="000e89b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019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officeooo:rsid="00100019"/>
    </style:style>
    <style:style style:name="T5" style:family="text">
      <style:text-properties fo:color="#ce181e" fo:font-size="18pt" fo:font-weight="bold" officeooo:rsid="00100019" style:font-size-asian="15.75pt" style:font-weight-asian="bold" style:font-size-complex="18pt" style:font-weight-complex="bold"/>
    </style:style>
    <style:style style:name="T6" style:family="text">
      <style:text-properties officeooo:rsid="00100019"/>
    </style:style>
    <style:style style:name="T7" style:family="text">
      <style:text-properties officeooo:rsid="00123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M</text:span>odified Preorder traversal :</text:p>
      <text:p text:style-name="P3">we can use modified preorder traversal for left veiw and right veiw of a tree...</text:p>
      <text:p text:style-name="P3"/>
      <text:p text:style-name="P2"><text:span text:style-name="T2">For </text:span><text:span text:style-name="T1">Right veiw of a tree</text:span> <text:span text:style-name="T5"><text:s/>(Root Right Left) </text:span></text:p>
      <text:p text:style-name="P9"/>
      <text:p text:style-name="P9"><text:s text:c="4"/>void rightVeiw(TreeNode* root, int level, vector&lt;int&gt;&amp;ans){</text:p>
      <text:p text:style-name="P9"><text:s text:c="8"/>if(root==NULL) return;</text:p>
      <text:p text:style-name="P9"><text:s text:c="8"/>if(ans.size()&lt;level) ans.push_back(root-&gt;val);</text:p>
      <text:p text:style-name="P9"><text:s text:c="8"/>r<text:span text:style-name="T3">ightVeiw(root-&gt;right,level+1, ans); <text:s text:c="8"/>//phle right jaa rhe hai</text:span></text:p>
      <text:p text:style-name="P7"><text:s text:c="8"/>rightVeiw(root-&gt;left,level+1, ans);<text:tab/>// then left</text:p>
      <text:p text:style-name="P9"><text:s text:c="4"/>}</text:p>
      <text:p text:style-name="P9"/>
      <text:p text:style-name="P9"><text:s text:c="4"/>vector&lt;int&gt; rightSideView(TreeNode* root) {</text:p>
      <text:p text:style-name="P9"><text:s text:c="7"/>vector&lt;int&gt;ans;</text:p>
      <text:p text:style-name="P9"><text:s text:c="8"/>rightVeiw(root,1,ans);</text:p>
      <text:p text:style-name="P9"><text:s text:c="8"/>return ans;</text:p>
      <text:p text:style-name="P9"><text:s text:c="4"/>}</text:p>
      <text:p text:style-name="P9"/>
      <text:p text:style-name="P1"/>
      <text:p text:style-name="P2"><text:span text:style-name="T2">For Left</text:span><text:span text:style-name="T1"> veiw of a tree</text:span> <text:s/><text:span text:style-name="T5"><text:s/>(Root Left Right) </text:span></text:p>
      <text:p text:style-name="P5"/>
      <text:p text:style-name="P8"/>
      <text:p text:style-name="P8"><text:s text:c="4"/>void <text:span text:style-name="T6">left</text:span>Veiw(TreeNode* root, int level, vector&lt;int&gt;&amp;ans){</text:p>
      <text:p text:style-name="P8"><text:s text:c="8"/>if(root==NULL) return;</text:p>
      <text:p text:style-name="P8"><text:s text:c="8"/>if(ans.size()&lt;level) ans.push_back(root-&gt;val);</text:p>
      <text:p text:style-name="P8"><text:s text:c="8"/><text:span text:style-name="T4">lef</text:span><text:span text:style-name="T3">tVeiw(root-&gt;</text:span><text:span text:style-name="T4">lef</text:span><text:span text:style-name="T3">t,level+1, ans); <text:s text:c="8"/>//phle </text:span><text:span text:style-name="T4">left</text:span><text:span text:style-name="T3">t jaa rhe hai</text:span></text:p>
      <text:p text:style-name="P6"><text:s text:c="8"/><text:span text:style-name="T6">left</text:span>Veiw(root-&gt;<text:span text:style-name="T6">righ</text:span>t,level+1, ans);<text:tab/>// then <text:span text:style-name="T6">right</text:span></text:p>
      <text:p text:style-name="P8"><text:s text:c="4"/>}</text:p>
      <text:p text:style-name="P8"/>
      <text:p text:style-name="P8"><text:s text:c="4"/>vector&lt;int&gt; rightSideView(TreeNode* root) {</text:p>
      <text:p text:style-name="P8"><text:s text:c="7"/>vector&lt;int&gt;ans;</text:p>
      <text:p text:style-name="P8"><text:s text:c="8"/><text:span text:style-name="T6">left</text:span>Veiw(root,1,ans);</text:p>
      <text:p text:style-name="P8"><text:s text:c="8"/>return ans;</text:p>
      <text:p text:style-name="P8"><text:s text:c="4"/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52:19.864368356</meta:creation-date>
    <dc:date>2021-12-14T17:53:28.714982442</dc:date>
    <meta:editing-duration>PT15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01" meta:character-count="1010" meta:non-whitespace-character-count="772"/>
  </office:meta>
</office:document-meta>
</file>